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B00000024AF8028DDC4F61A9A5.png" manifest:media-type="image/png"/>
  <manifest:file-entry manifest:full-path="Pictures/100017B100001F0200000CD1245D64D2514969BB.svg" manifest:media-type="image/svg+xml"/>
  <manifest:file-entry manifest:full-path="Pictures/100002010000012C0000007C52D12B91C4487F0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461900" draw:textarea-vertical-align="middle" draw:auto-grow-height="false" fo:min-height="0cm" fo:min-width="0cm"/>
    </style:style>
    <style:style style:name="gr2" style:family="graphic" style:parent-style-name="standard">
      <style:graphic-properties draw:stroke="none" draw:fill="solid" draw:fill-color="#cc9966" draw:textarea-horizontal-align="justify" draw:textarea-vertical-align="middle" draw:auto-grow-height="false" fo:min-height="1.368cm" fo:min-width="0.938cm"/>
    </style:style>
    <style:style style:name="gr3" style:family="graphic" style:parent-style-name="standard">
      <style:graphic-properties draw:stroke="none" draw:fill="solid" draw:fill-color="#801900" draw:textarea-horizontal-align="justify" draw:textarea-vertical-align="middle" draw:auto-grow-height="false" fo:min-height="0.004cm" fo:min-width="0cm"/>
    </style:style>
    <style:style style:name="gr4" style:family="graphic" style:parent-style-name="standard">
      <style:graphic-properties draw:stroke="none" draw:fill="solid" draw:fill-color="#801900" draw:textarea-horizontal-align="justify" draw:textarea-vertical-align="middle" draw:auto-grow-height="false" fo:min-height="1.007cm" fo:min-width="0.938cm"/>
    </style:style>
    <style:style style:name="gr5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0.398cm" fo:min-width="0.148cm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19cm" fo:min-width="0cm"/>
    </style:style>
    <style:style style:name="gr7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="solid" draw:fill-color="#ff9900" draw:textarea-horizontal-align="justify" draw:textarea-vertical-align="middle" draw:auto-grow-height="false" fo:min-height="0.214cm" fo:min-width="0cm"/>
    </style:style>
    <style:style style:name="gr10" style:family="graphic" style:parent-style-name="standard">
      <style:graphic-properties draw:stroke="none" draw:fill="solid" draw:fill-color="#996633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472cm" fo:padding-top="0cm" fo:padding-bottom="0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36cm" fo:min-width="0.11cm"/>
    </style:style>
    <style:style style:name="gr14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369cm" fo:min-width="0.119cm"/>
    </style:style>
    <style:style style:name="gr1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9cm" fo:min-width="0cm"/>
    </style:style>
    <style:style style:name="gr1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97cm" fo:min-width="0cm"/>
    </style:style>
    <style:style style:name="gr17" style:family="graphic" style:parent-style-name="standard">
      <style:graphic-properties draw:stroke="none" draw:fill="solid" draw:fill-color="#ff9900" draw:textarea-horizontal-align="justify" draw:textarea-vertical-align="middle" draw:auto-grow-height="false" fo:min-height="0.403cm" fo:min-width="0.083cm"/>
    </style:style>
    <style:style style:name="gr18" style:family="graphic" style:parent-style-name="standard">
      <style:graphic-properties draw:stroke="none" draw:fill="solid" draw:fill-color="#461900" draw:textarea-vertical-align="middle" draw:auto-grow-height="false" fo:min-height="0.749cm" fo:min-width="0.499cm"/>
    </style:style>
    <style:style style:name="gr19" style:family="graphic" style:parent-style-name="standard">
      <style:graphic-properties draw:stroke="none" draw:fill="solid" draw:fill-color="#cc9966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="solid" draw:fill-color="#801900" draw:textarea-horizontal-align="justify" draw:textarea-vertical-align="middle" draw:auto-grow-height="false"/>
    </style:style>
    <style:style style:name="gr21" style:family="graphic" style:parent-style-name="standard">
      <style:graphic-properties draw:stroke="none" draw:fill="solid" draw:fill-color="#b2b2b2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solid" draw:fill-color="#333333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ffffff" draw:fill="solid" draw:fill-color="#ff9900" draw:textarea-horizontal-align="justify" draw:textarea-vertical-align="middle" draw:auto-grow-height="false"/>
    </style:style>
    <style:style style:name="gr25" style:family="graphic" style:parent-style-name="standard">
      <style:graphic-properties draw:stroke="none" draw:fill="solid" draw:fill-color="#cc9966" draw:textarea-horizontal-align="justify" draw:textarea-vertical-align="middle" draw:auto-grow-height="false" fo:min-height="1.368cm" fo:min-width="0.882cm"/>
    </style:style>
    <style:style style:name="gr26" style:family="graphic" style:parent-style-name="standard">
      <style:graphic-properties draw:stroke="none" draw:fill="solid" draw:fill-color="#801900" draw:textarea-horizontal-align="justify" draw:textarea-vertical-align="middle" draw:auto-grow-height="false" fo:min-height="1.095cm" fo:min-width="0.862cm"/>
    </style:style>
    <style:style style:name="gr27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398cm" fo:min-width="0.148cm"/>
    </style:style>
    <style:style style:name="gr28" style:family="graphic" style:parent-style-name="standard">
      <style:graphic-properties draw:stroke="none" svg:stroke-color="#ffffff" draw:fill="solid" draw:fill-color="#ff9900" draw:textarea-horizontal-align="justify" draw:textarea-vertical-align="middle" draw:auto-grow-height="false" fo:min-height="0.441cm" fo:min-width="0.102cm"/>
    </style:style>
    <style:style style:name="gr29" style:family="graphic" style:parent-style-name="standard">
      <style:graphic-properties svg:stroke-width="0.406cm" svg:stroke-color="#cc3300" draw:marker-start-width="0.806cm" draw:marker-end-width="0.806cm" draw:fill="none" draw:textarea-vertical-align="middle" draw:auto-grow-height="false" fo:min-height="0.749cm" fo:min-width="0.499cm" fo:padding-top="0.325cm" fo:padding-bottom="0.325cm" fo:padding-left="0.45cm" fo:padding-right="0.45cm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461900"/>
      <style:paragraph-properties fo:text-align="center"/>
    </style:style>
    <style:style style:name="P2" style:family="paragraph">
      <loext:graphic-properties draw:fill="solid" draw:fill-color="#cc9966"/>
      <style:paragraph-properties fo:text-align="center"/>
    </style:style>
    <style:style style:name="P3" style:family="paragraph">
      <loext:graphic-properties draw:fill="solid" draw:fill-color="#801900"/>
      <style:paragraph-properties fo:text-align="center"/>
    </style:style>
    <style:style style:name="P4" style:family="paragraph">
      <loext:graphic-properties draw:fill="solid" draw:fill-color="#dddddd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333333"/>
      <style:paragraph-properties fo:text-align="center"/>
    </style:style>
    <style:style style:name="P7" style:family="paragraph">
      <loext:graphic-properties draw:fill="solid" draw:fill-color="#ff9900"/>
      <style:paragraph-properties fo:text-align="center"/>
    </style:style>
    <style:style style:name="P8" style:family="paragraph">
      <loext:graphic-properties draw:fill="solid" draw:fill-color="#996633"/>
      <style:paragraph-properties fo:text-align="center"/>
    </style:style>
    <style:style style:name="P9" style:family="paragraph">
      <loext:graphic-properties draw:fill="none" draw:fill-color="#ffffff"/>
      <style:text-properties fo:color="#ffcc00" style:text-outline="false" style:font-name="Liberation Sans1" fo:font-size="88pt" fo:font-style="normal" fo:font-weight="bold" style:font-size-asian="88pt" style:font-style-asian="normal" style:font-weight-asian="bold" style:font-size-complex="88pt" style:font-style-complex="normal" style:font-weight-complex="bold" style:font-relief="embosse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solid" draw:fill-color="#b2b2b2"/>
      <style:paragraph-properties fo:text-align="center"/>
    </style:style>
    <style:style style:name="P12" style:family="paragraph">
      <loext:graphic-properties draw:fill="none" draw:fill-color="#ffffff"/>
      <style:text-properties fo:color="#ff9900" style:text-outline="false" style:font-name="Liberation Sans1" fo:font-size="88pt" fo:font-style="italic" fo:font-weight="bold" style:font-size-asian="88pt" style:font-style-asian="italic" style:font-weight-asian="bold" style:font-size-complex="88pt" style:font-style-complex="italic" style:font-weight-complex="bold" style:font-relief="embossed"/>
    </style:style>
    <style:style style:name="P13" style:family="paragraph">
      <loext:graphic-properties draw:fill="none" draw:fill-color="#ffffff"/>
      <style:text-properties fo:color="#ffcc00" style:text-outline="false" style:font-name="Liberation Sans1" fo:font-size="88pt" fo:font-style="italic" fo:font-weight="bold" style:font-size-asian="88pt" style:font-style-asian="italic" style:font-weight-asian="bold" style:font-size-complex="88pt" style:font-style-complex="italic" style:font-weight-complex="bold" style:font-relief="embossed"/>
    </style:style>
    <style:style style:name="P14" style:family="paragraph">
      <loext:graphic-properties draw:fill="none" draw:fill-color="#ffffff"/>
      <style:text-properties fo:color="#729fcf" style:text-outline="false" style:font-name="Liberation Sans1" fo:font-size="88pt" fo:font-style="italic" fo:font-weight="bold" style:font-size-asian="88pt" style:font-style-asian="italic" style:font-weight-asian="bold" style:font-size-complex="88pt" style:font-style-complex="italic" style:font-weight-complex="bold" style:font-relief="embosse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</style:style>
    <style:style style:name="T1" style:family="text">
      <style:text-properties fo:color="#ffcc00" style:text-outline="false" style:font-name="Liberation Sans1" fo:font-size="88pt" fo:font-style="normal" fo:font-weight="bold" style:font-size-asian="88pt" style:font-style-asian="normal" style:font-weight-asian="bold" style:font-size-complex="88pt" style:font-style-complex="normal" style:font-weight-complex="bold" style:font-relief="none"/>
    </style:style>
    <style:style style:name="T2" style:family="text">
      <style:text-properties fo:color="#ff9900" style:text-outline="false" style:font-name="Liberation Sans1" fo:font-size="88pt" fo:font-style="italic" fo:font-weight="bold" style:font-size-asian="88pt" style:font-style-asian="italic" style:font-weight-asian="bold" style:font-size-complex="88pt" style:font-style-complex="italic" style:font-weight-complex="bold" style:font-relief="none"/>
    </style:style>
    <style:style style:name="T3" style:family="text">
      <style:text-properties fo:color="#ffcc00" style:text-outline="false" style:font-name="Liberation Sans1" fo:font-size="88pt" fo:font-style="italic" fo:font-weight="bold" style:font-size-asian="88pt" style:font-style-asian="italic" style:font-weight-asian="bold" style:font-size-complex="88pt" style:font-style-complex="italic" style:font-weight-complex="bold" style:font-relief="none"/>
    </style:style>
    <style:style style:name="T4" style:family="text">
      <style:text-properties fo:color="#729fcf" style:text-outline="false" style:font-name="Liberation Sans1" fo:font-size="88pt" fo:font-style="italic" fo:font-weight="bold" style:font-size-asian="88pt" style:font-style-asian="italic" style:font-weight-asian="bold" style:font-size-complex="88pt" style:font-style-complex="italic" style:font-weight-complex="bold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762cm" svg:height="0.508cm" svg:x="7.928cm" svg:y="3.348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" draw:text-style-name="P1" draw:layer="layout" svg:width="0.762cm" svg:height="0.508cm" svg:x="8.629cm" svg:y="3.348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2.032cm" svg:height="2.286cm" svg:x="7.674cm" svg:y="1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7.928cm" svg:y="1.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0.508cm" svg:height="0.508cm" svg:x="8.876cm" svg:y="1.3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2.032cm" svg:height="1.777cm" svg:x="7.674cm" svg:y="1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916cm" svg:height="0.916cm" svg:x="7.812cm" svg:y="1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916cm" svg:height="0.916cm" svg:x="8.613cm" svg:y="1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661cm" svg:height="0.661cm" svg:x="8.013cm" svg:y="1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661cm" svg:height="0.661cm" svg:x="8.613cm" svg:y="1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54cm" svg:height="0.254cm" svg:x="8.266cm" svg:y="2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54cm" svg:height="0.254cm" svg:x="8.867cm" svg:y="2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4cm" svg:height="0.254cm" svg:x="8.382cm" svg:y="2.09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5" draw:layer="layout" svg:width="0.254cm" svg:height="0.254cm" svg:x="8.983cm" svg:y="2.097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7" draw:layer="layout" svg:width="0.35cm" svg:height="0.464cm" svg:x="8.513cm" svg:y="2.474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10" draw:text-style-name="P8" draw:layer="layout" svg:width="0.179cm" svg:height="0.179cm" svg:x="8.382cm" svg:y="3.3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178cm" svg:height="0.179cm" svg:x="8.594cm" svg:y="3.4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179cm" svg:height="0.179cm" svg:x="8.805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" draw:text-style-name="P9" draw:layer="layout" svg:width="8.274cm" svg:height="3.472cm" svg:x="9.766cm" svg:y="0.846cm">
          <draw:text-box>
            <text:p><text:span text:style-name="T1">crail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762cm" svg:height="0.508cm" svg:x="7.928cm" svg:y="3.348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" draw:text-style-name="P1" draw:layer="layout" svg:width="0.762cm" svg:height="0.508cm" svg:x="8.629cm" svg:y="3.348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2.032cm" svg:height="2.286cm" svg:x="7.674cm" svg:y="1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7.928cm" svg:y="1.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0.508cm" svg:height="0.508cm" svg:x="8.876cm" svg:y="1.3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2.032cm" svg:height="1.777cm" svg:x="7.674cm" svg:y="1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0.862cm" svg:height="0.862cm" svg:x="7.866cm" svg:y="1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875cm" svg:height="0.875cm" svg:x="8.613cm" svg:y="1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0.622cm" svg:height="0.622cm" svg:x="8.055cm" svg:y="1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631cm" svg:height="0.631cm" svg:x="8.663cm" svg:y="1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54cm" svg:height="0.254cm" svg:x="8.266cm" svg:y="2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54cm" svg:height="0.254cm" svg:x="8.867cm" svg:y="2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4cm" svg:height="0.254cm" svg:x="8.382cm" svg:y="2.09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5" draw:layer="layout" svg:width="0.254cm" svg:height="0.254cm" svg:x="8.983cm" svg:y="2.097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7" draw:layer="layout" svg:width="0.583cm" svg:height="0.653cm" svg:x="8.377cm" svg:y="2.484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10" draw:text-style-name="P8" draw:layer="layout" svg:width="0.179cm" svg:height="0.179cm" svg:x="8.382cm" svg:y="3.3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178cm" svg:height="0.179cm" svg:x="8.594cm" svg:y="3.4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179cm" svg:height="0.179cm" svg:x="8.805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" draw:text-style-name="P9" draw:layer="layout" svg:width="8.274cm" svg:height="3.472cm" svg:x="9.766cm" svg:y="0.846cm">
          <draw:text-box>
            <text:p><text:span text:style-name="T1">crail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8.274cm" svg:height="3.472cm" svg:x="7.874cm" svg:y="8.636cm">
          <draw:text-box>
            <text:p><text:span text:style-name="T2">crail</text:span></text:p>
          </draw:text-box>
        </draw:frame>
        <draw:g>
          <draw:custom-shape draw:style-name="gr18" draw:text-style-name="P1" draw:layer="layout" svg:width="0.762cm" svg:height="0.508cm" svg:x="5.908cm" svg:y="11.007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8" draw:text-style-name="P1" draw:layer="layout" svg:width="0.762cm" svg:height="0.508cm" svg:x="6.609cm" svg:y="11.007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9" draw:text-style-name="P2" draw:layer="layout" svg:width="1.954cm" svg:height="2.286cm" draw:transform="rotate (-0.349065850398866) translate (6.224cm 8.86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508cm" svg:height="0.508cm" draw:transform="rotate (-0.349065850398866) translate (6.486cm 8.838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0" draw:text-style-name="P3" draw:layer="layout" svg:width="0.508cm" svg:height="0.508cm" draw:transform="rotate (-0.349065850398866) translate (7.38cm 9.151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0" draw:text-style-name="P3" draw:layer="layout" svg:width="1.924cm" svg:height="1.901cm" draw:transform="rotate (-0.349065850398866) translate (6.252cm 8.8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1" draw:layer="layout" svg:width="0.916cm" svg:height="0.916cm" draw:transform="rotate (-0.349065850398866) translate (6.686cm 9.4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5" draw:layer="layout" svg:width="0.661cm" svg:height="0.661cm" draw:transform="rotate (-0.349065850398866) translate (6.841cm 9.5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5" draw:layer="layout" svg:width="0.661cm" svg:height="0.661cm" draw:transform="rotate (-0.349065850398866) translate (7.405cm 9.78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6" draw:layer="layout" svg:width="0.254cm" svg:height="0.254cm" draw:transform="rotate (-0.349065850398866) translate (6.983cm 9.92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6" draw:layer="layout" svg:width="0.254cm" svg:height="0.254cm" draw:transform="rotate (-0.349065850398866) translate (7.547cm 10.13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5" draw:layer="layout" svg:width="0.254cm" svg:height="0.254cm" draw:transform="rotate (-0.349065850398866) translate (7.157cm 9.85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2" draw:text-style-name="P5" draw:layer="layout" svg:width="0.254cm" svg:height="0.254cm" draw:transform="rotate (-0.349065850398866) translate (7.697cm 10.05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4" draw:text-style-name="P7" draw:layer="layout" svg:width="0.602cm" svg:height="0.691cm" svg:x="6.93cm" svg:y="10.262cm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g>
          <draw:frame draw:style-name="gr11" draw:text-style-name="P13" draw:layer="layout" svg:width="8.274cm" svg:height="3.472cm" svg:x="7.874cm" svg:y="8.636cm">
            <draw:text-box>
              <text:p><text:span text:style-name="T3">crail</text:span></text:p>
            </draw:text-box>
          </draw:frame>
          <draw:g>
            <draw:custom-shape draw:style-name="gr18" draw:text-style-name="P1" draw:layer="layout" svg:width="0.762cm" svg:height="0.508cm" svg:x="5.908cm" svg:y="11.007cm">
              <text:p/>
  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18" draw:text-style-name="P1" draw:layer="layout" svg:width="0.762cm" svg:height="0.508cm" svg:x="6.609cm" svg:y="11.007cm">
              <text:p/>
  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19" draw:text-style-name="P2" draw:layer="layout" svg:width="1.954cm" svg:height="2.286cm" draw:transform="rotate (-0.349065850398866) translate (6.224cm 8.8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3" draw:layer="layout" svg:width="0.508cm" svg:height="0.508cm" draw:transform="rotate (-0.349065850398866) translate (6.486cm 8.838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20" draw:text-style-name="P3" draw:layer="layout" svg:width="0.508cm" svg:height="0.508cm" draw:transform="rotate (-0.349065850398866) translate (7.38cm 9.151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20" draw:text-style-name="P3" draw:layer="layout" svg:width="1.924cm" svg:height="1.901cm" draw:transform="rotate (-0.349065850398866) translate (6.252cm 8.87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11" draw:layer="layout" svg:width="0.916cm" svg:height="0.916cm" draw:transform="rotate (-0.349065850398866) translate (6.686cm 9.4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5" draw:layer="layout" svg:width="0.661cm" svg:height="0.661cm" draw:transform="rotate (-0.349065850398866) translate (6.841cm 9.57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5" draw:layer="layout" svg:width="0.661cm" svg:height="0.661cm" draw:transform="rotate (-0.349065850398866) translate (7.405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6" draw:layer="layout" svg:width="0.254cm" svg:height="0.254cm" draw:transform="rotate (-0.349065850398866) translate (6.983cm 9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6" draw:layer="layout" svg:width="0.254cm" svg:height="0.254cm" draw:transform="rotate (-0.349065850398866) translate (7.547cm 10.13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5" draw:layer="layout" svg:width="0.254cm" svg:height="0.254cm" draw:transform="rotate (-0.349065850398866) translate (7.157cm 9.85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2" draw:text-style-name="P5" draw:layer="layout" svg:width="0.254cm" svg:height="0.254cm" draw:transform="rotate (-0.349065850398866) translate (7.697cm 10.057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4" draw:text-style-name="P7" draw:layer="layout" svg:width="0.602cm" svg:height="0.691cm" svg:x="6.93cm" svg:y="10.262cm">
              <text:p/>
  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1" draw:text-style-name="P13" draw:layer="layout" svg:width="8.274cm" svg:height="3.472cm" svg:x="7.874cm" svg:y="8.636cm">
          <draw:text-box>
            <text:p><text:span text:style-name="T3">crail</text:span></text:p>
          </draw:text-box>
        </draw:frame>
        <draw:g>
          <draw:custom-shape draw:style-name="gr1" draw:text-style-name="P1" draw:layer="layout" svg:width="0.762cm" svg:height="0.508cm" svg:x="5.908cm" svg:y="11.007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" draw:text-style-name="P1" draw:layer="layout" svg:width="0.762cm" svg:height="0.508cm" svg:x="6.609cm" svg:y="11.007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25" draw:text-style-name="P2" draw:layer="layout" svg:width="1.954cm" svg:height="2.286cm" draw:transform="rotate (-0.349065850398866) translate (6.224cm 8.86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08cm" svg:height="0.508cm" draw:transform="rotate (-0.349065850398866) translate (6.486cm 8.838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3" draw:layer="layout" svg:width="0.508cm" svg:height="0.508cm" draw:transform="rotate (-0.349065850398866) translate (7.38cm 9.151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6" draw:text-style-name="P3" draw:layer="layout" svg:width="1.924cm" svg:height="1.901cm" draw:transform="rotate (-0.349065850398866) translate (6.252cm 8.8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1" draw:layer="layout" svg:width="0.916cm" svg:height="0.916cm" draw:transform="rotate (-0.349065850398866) translate (6.686cm 9.4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661cm" svg:height="0.661cm" draw:transform="rotate (-0.349065850398866) translate (6.841cm 9.5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661cm" svg:height="0.661cm" draw:transform="rotate (-0.349065850398866) translate (7.405cm 9.78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0.254cm" svg:height="0.254cm" draw:transform="rotate (-0.349065850398866) translate (6.983cm 9.92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0.254cm" svg:height="0.254cm" draw:transform="rotate (-0.349065850398866) translate (7.547cm 10.13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254cm" svg:height="0.254cm" draw:transform="rotate (-0.349065850398866) translate (7.157cm 9.85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8" draw:text-style-name="P5" draw:layer="layout" svg:width="0.254cm" svg:height="0.254cm" draw:transform="rotate (-0.349065850398866) translate (7.697cm 10.05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8" draw:text-style-name="P7" draw:layer="layout" svg:width="0.602cm" svg:height="0.691cm" svg:x="6.93cm" svg:y="10.262cm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g>
          <draw:frame draw:style-name="gr11" draw:text-style-name="P14" draw:layer="layout" svg:width="8.274cm" svg:height="3.472cm" svg:x="7.874cm" svg:y="8.636cm">
            <draw:text-box>
              <text:p><text:span text:style-name="T4">crail</text:span></text:p>
            </draw:text-box>
          </draw:frame>
          <draw:g>
            <draw:custom-shape draw:style-name="gr18" draw:text-style-name="P1" draw:layer="layout" svg:width="0.762cm" svg:height="0.508cm" svg:x="5.908cm" svg:y="11.007cm">
              <text:p/>
  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18" draw:text-style-name="P1" draw:layer="layout" svg:width="0.762cm" svg:height="0.508cm" svg:x="6.609cm" svg:y="11.007cm">
              <text:p/>
  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19" draw:text-style-name="P2" draw:layer="layout" svg:width="1.954cm" svg:height="2.286cm" draw:transform="rotate (-0.349065850398866) translate (6.224cm 8.8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3" draw:layer="layout" svg:width="0.508cm" svg:height="0.508cm" draw:transform="rotate (-0.349065850398866) translate (6.486cm 8.838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20" draw:text-style-name="P3" draw:layer="layout" svg:width="0.508cm" svg:height="0.508cm" draw:transform="rotate (-0.349065850398866) translate (7.38cm 9.151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20" draw:text-style-name="P3" draw:layer="layout" svg:width="1.924cm" svg:height="1.901cm" draw:transform="rotate (-0.349065850398866) translate (6.252cm 8.87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11" draw:layer="layout" svg:width="0.916cm" svg:height="0.916cm" draw:transform="rotate (-0.349065850398866) translate (6.686cm 9.4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5" draw:layer="layout" svg:width="0.661cm" svg:height="0.661cm" draw:transform="rotate (-0.349065850398866) translate (6.841cm 9.57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5" draw:layer="layout" svg:width="0.661cm" svg:height="0.661cm" draw:transform="rotate (-0.349065850398866) translate (7.405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6" draw:layer="layout" svg:width="0.254cm" svg:height="0.254cm" draw:transform="rotate (-0.349065850398866) translate (6.983cm 9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6" draw:layer="layout" svg:width="0.254cm" svg:height="0.254cm" draw:transform="rotate (-0.349065850398866) translate (7.547cm 10.13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5" draw:layer="layout" svg:width="0.254cm" svg:height="0.254cm" draw:transform="rotate (-0.349065850398866) translate (7.157cm 9.85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2" draw:text-style-name="P5" draw:layer="layout" svg:width="0.254cm" svg:height="0.254cm" draw:transform="rotate (-0.349065850398866) translate (7.697cm 10.057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4" draw:text-style-name="P7" draw:layer="layout" svg:width="0.602cm" svg:height="0.691cm" svg:x="6.93cm" svg:y="10.262cm">
              <text:p/>
  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g>
          <draw:custom-shape draw:style-name="gr18" draw:text-style-name="P1" draw:layer="layout" svg:width="0.762cm" svg:height="0.508cm" svg:x="5.908cm" svg:y="11.007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8" draw:text-style-name="P1" draw:layer="layout" svg:width="0.762cm" svg:height="0.508cm" svg:x="6.609cm" svg:y="11.007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9" draw:text-style-name="P2" draw:layer="layout" svg:width="1.954cm" svg:height="2.286cm" draw:transform="rotate (-0.349065850398866) translate (6.224cm 8.86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508cm" svg:height="0.508cm" draw:transform="rotate (-0.349065850398866) translate (6.486cm 8.838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0" draw:text-style-name="P3" draw:layer="layout" svg:width="0.508cm" svg:height="0.508cm" draw:transform="rotate (-0.349065850398866) translate (7.38cm 9.151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0" draw:text-style-name="P3" draw:layer="layout" svg:width="1.924cm" svg:height="1.901cm" draw:transform="rotate (-0.349065850398866) translate (6.252cm 8.8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1" draw:layer="layout" svg:width="0.916cm" svg:height="0.916cm" draw:transform="rotate (-0.349065850398866) translate (6.686cm 9.4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5" draw:layer="layout" svg:width="0.661cm" svg:height="0.661cm" draw:transform="rotate (-0.349065850398866) translate (6.841cm 9.5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5" draw:layer="layout" svg:width="0.661cm" svg:height="0.661cm" draw:transform="rotate (-0.349065850398866) translate (7.405cm 9.78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6" draw:layer="layout" svg:width="0.254cm" svg:height="0.254cm" draw:transform="rotate (-0.349065850398866) translate (6.983cm 9.92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6" draw:layer="layout" svg:width="0.254cm" svg:height="0.254cm" draw:transform="rotate (-0.349065850398866) translate (7.547cm 10.13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5" draw:layer="layout" svg:width="0.254cm" svg:height="0.254cm" draw:transform="rotate (-0.349065850398866) translate (7.157cm 9.85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2" draw:text-style-name="P5" draw:layer="layout" svg:width="0.254cm" svg:height="0.254cm" draw:transform="rotate (-0.349065850398866) translate (7.697cm 10.05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4" draw:text-style-name="P7" draw:layer="layout" svg:width="0.602cm" svg:height="0.691cm" svg:x="6.93cm" svg:y="10.262cm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2" draw:layer="layout" svg:width="14.848cm" svg:height="11.136cm" svg:x="3.075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29" draw:text-style-name="P15" draw:layer="layout" svg:width="0.887cm" svg:height="1.261cm" draw:transform="rotate (-0.0872664625997166) translate (7.158cm 9.887cm)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1" draw:text-style-name="P13" draw:layer="layout" svg:width="8.274cm" svg:height="3.472cm" svg:x="7.774cm" svg:y="8.636cm">
          <draw:text-box>
            <text:p><text:span text:style-name="T3">rail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762cm" svg:height="0.508cm" svg:x="7.928cm" svg:y="7.225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" draw:text-style-name="P1" draw:layer="layout" svg:width="0.762cm" svg:height="0.508cm" svg:x="8.629cm" svg:y="7.225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2.032cm" svg:height="2.286cm" svg:x="7.674cm" svg:y="5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7.928cm" svg:y="5.2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0.508cm" svg:height="0.508cm" svg:x="8.876cm" svg:y="5.2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2.032cm" svg:height="1.777cm" svg:x="7.674cm" svg:y="5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916cm" svg:height="0.916cm" svg:x="7.812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916cm" svg:height="0.916cm" svg:x="8.613cm" svg:y="5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661cm" svg:height="0.661cm" svg:x="8.013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661cm" svg:height="0.661cm" svg:x="8.613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54cm" svg:height="0.254cm" svg:x="8.266cm" svg:y="6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54cm" svg:height="0.254cm" svg:x="8.867cm" svg:y="6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4cm" svg:height="0.254cm" svg:x="8.382cm" svg:y="5.97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5" draw:layer="layout" svg:width="0.254cm" svg:height="0.254cm" svg:x="8.983cm" svg:y="5.97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7" draw:layer="layout" svg:width="0.35cm" svg:height="0.464cm" svg:x="8.513cm" svg:y="6.351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10" draw:text-style-name="P8" draw:layer="layout" svg:width="0.179cm" svg:height="0.179cm" svg:x="8.382cm" svg:y="7.2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178cm" svg:height="0.179cm" svg:x="8.594cm" svg:y="7.3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179cm" svg:height="0.179cm" svg:x="8.805cm" svg:y="7.2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" draw:text-style-name="P9" draw:layer="layout" svg:width="8.274cm" svg:height="3.472cm" svg:x="9.766cm" svg:y="4.769cm">
          <draw:text-box>
            <text:p><text:span text:style-name="T1">c</text:span><text:span text:style-name="T1">r</text:span><text:span text:style-name="T1">a</text:span><text:span text:style-name="T1">i</text:span><text:span text:style-name="T1">l</text:span></text:p>
          </draw:text-box>
        </draw:frame>
        <draw:frame draw:name="strataconf_svg_logo.svg" draw:style-name="gr30" draw:text-style-name="P16" draw:layer="layout" svg:width="8.605cm" svg:height="3.556cm" svg:x="7.811cm" svg:y="7.964cm">
          <draw:image xlink:href="Pictures/100017B100001F0200000CD1245D64D2514969BB.svg" xlink:type="simple" xlink:show="embed" xlink:actuate="onLoad">
            <text:p/>
          </draw:image>
          <draw:image xlink:href="Pictures/100002010000012C0000007C52D12B91C4487F03.png" xlink:type="simple" xlink:show="embed" xlink:actuate="onLoad"/>
          <svg:title>strata_logo</svg:title>
        </draw:frame>
        <draw:frame draw:style-name="gr30" draw:text-style-name="P16" draw:layer="layout" svg:width="12.446cm" svg:height="6.078cm" svg:x="4.826cm" svg:y="0.526cm">
          <draw:image xlink:href="Pictures/10000201000004B00000024AF8028DDC4F61A9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762cm" svg:height="0.508cm" svg:x="7.928cm" svg:y="7.19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" draw:text-style-name="P1" draw:layer="layout" svg:width="0.762cm" svg:height="0.508cm" svg:x="8.629cm" svg:y="7.19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2.032cm" svg:height="2.286cm" svg:x="7.674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7.928cm" svg:y="5.2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0.508cm" svg:height="0.508cm" svg:x="8.876cm" svg:y="5.2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2.032cm" svg:height="1.777cm" svg:x="7.674cm" svg:y="5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916cm" svg:height="0.916cm" svg:x="7.812cm" svg:y="5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916cm" svg:height="0.916cm" svg:x="8.613cm" svg:y="5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661cm" svg:height="0.661cm" svg:x="8.013cm" svg:y="5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661cm" svg:height="0.661cm" svg:x="8.613cm" svg:y="5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54cm" svg:height="0.254cm" svg:x="8.266cm" svg:y="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54cm" svg:height="0.254cm" svg:x="8.867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4cm" svg:height="0.254cm" svg:x="8.382cm" svg:y="5.94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5" draw:layer="layout" svg:width="0.254cm" svg:height="0.254cm" svg:x="8.983cm" svg:y="5.94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7" draw:layer="layout" svg:width="0.35cm" svg:height="0.464cm" svg:x="8.513cm" svg:y="6.32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10" draw:text-style-name="P8" draw:layer="layout" svg:width="0.179cm" svg:height="0.179cm" svg:x="8.382cm" svg:y="7.1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178cm" svg:height="0.179cm" svg:x="8.594cm" svg:y="7.3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179cm" svg:height="0.179cm" svg:x="8.805cm" svg:y="7.1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strataconf_svg_logo.svg" draw:style-name="gr30" draw:text-style-name="P16" draw:layer="layout" svg:width="8.605cm" svg:height="3.556cm" svg:x="7.811cm" svg:y="7.964cm">
          <draw:image xlink:href="Pictures/100017B100001F0200000CD1245D64D2514969BB.svg" xlink:type="simple" xlink:show="embed" xlink:actuate="onLoad">
            <text:p/>
          </draw:image>
          <draw:image xlink:href="Pictures/100002010000012C0000007C52D12B91C4487F03.png" xlink:type="simple" xlink:show="embed" xlink:actuate="onLoad"/>
          <svg:title>strata_logo</svg:title>
        </draw:frame>
        <draw:frame draw:style-name="gr30" draw:text-style-name="P16" draw:layer="layout" svg:width="12.446cm" svg:height="6.078cm" svg:x="4.826cm" svg:y="0.526cm">
          <draw:image xlink:href="Pictures/10000201000004B00000024AF8028DDC4F61A9A5.png" xlink:type="simple" xlink:show="embed" xlink:actuate="onLoad">
            <text:p/>
          </draw:image>
        </draw:frame>
        <draw:frame draw:style-name="gr11" draw:text-style-name="P13" draw:layer="layout" svg:width="8.274cm" svg:height="3.472cm" svg:x="9.752cm" svg:y="4.718cm">
          <draw:text-box>
            <text:p><text:span text:style-name="T3">crail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7T08:52:32.209342557</meta:creation-date>
    <dc:date>2019-03-19T15:01:57.912129110</dc:date>
    <meta:editing-duration>P1DT4H59M17S</meta:editing-duration>
    <meta:editing-cycles>311</meta:editing-cycles>
    <meta:generator>LibreOffice/6.0.7.3$Linux_X86_64 LibreOffice_project/00m0$Build-3</meta:generator>
    <meta:document-statistic meta:object-count="208"/>
  </office:meta>
</office:document-meta>
</file>